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F000002606225740CF5AC8FC8.png" manifest:media-type="image/png"/>
  <manifest:file-entry manifest:full-path="Pictures/100002010000046A000002CB4FD1992213D7C931.png" manifest:media-type="image/png"/>
  <manifest:file-entry manifest:full-path="Pictures/10000201000004630000023802154C2004E4B392.png" manifest:media-type="image/png"/>
  <manifest:file-entry manifest:full-path="Pictures/100002010000009B00000097661203DD05B9F7F1.png" manifest:media-type="image/png"/>
  <manifest:file-entry manifest:full-path="Pictures/10000201000004F90000026F5F895A439526A65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41.1cm, 0cm, 0cm)" draw:image-opacity="100%" style:mirror="non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34.957cm, 0cm, 0cm)" draw:image-opacity="100%" style:mirror="non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34.8cm, 0cm, 0cm)" draw:image-opacity="100%" style:mirror="none"/>
    </style:style>
    <style:style style:name="gr5" style:family="graphic" style:parent-style-name="objectwithoutfill">
      <style:graphic-properties svg:stroke-width="0.081cm" svg:stroke-color="#ed1c24" draw:marker-start="Square" draw:marker-start-width="0.321cm" draw:marker-end="Square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0a65d" draw:marker-start="Square" draw:marker-start-width="0.321cm" draw:marker-end="Square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dash" draw:stroke-dash="Fine_20_Dashed" svg:stroke-width="0.081cm" svg:stroke-color="#808080" draw:marker-start="Square" draw:marker-start-width="0.321cm" draw:marker-end="Square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66b3" draw:marker-start="Square" draw:marker-start-width="0.321cm" draw:marker-end="Square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draw:stroke="dash" draw:stroke-dash="Ultra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81cm" svg:stroke-color="#f58220" draw:marker-start="Square" draw:marker-start-width="0.321cm" draw:marker-end="Square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f58220" draw:marker-start="Square" draw:marker-start-width="0.321cm" draw:marker-end="Square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a3238e" draw:marker-start="Square" draw:marker-start-width="0.321cm" draw:marker-end="Square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673604" draw:marker-start="Square" draw:marker-start-width="0.321cm" draw:marker-end="Square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draw:stroke="solid" svg:stroke-width="0.081cm" svg:stroke-color="#00aaad" draw:marker-start="Square" draw:marker-start-width="0.321cm" draw:marker-end="Square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6b6400" draw:marker-start="Square" draw:marker-start-width="0.321cm" draw:marker-end="Square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81cm" svg:stroke-color="#f7a19a" draw:marker-start="Square" draw:marker-start-width="0.321cm" draw:marker-end="Square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fff200" draw:marker-start="Square" draw:marker-start-width="0.321cm" draw:marker-end="Square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5.466cm" svg:height="5.325cm" svg:x="0.934cm" svg:y="10.3cm">
          <draw:image xlink:href="Pictures/100002010000009B00000097661203DD05B9F7F1.png" xlink:type="simple" xlink:show="embed" xlink:actuate="onLoad">
            <text:p/>
          </draw:image>
        </draw:frame>
        <draw:frame draw:style-name="gr2" draw:text-style-name="P1" draw:layer="layout" svg:width="3.8cm" svg:height="21.974cm" svg:x="10.4cm" svg:y="4.026cm">
          <draw:image xlink:href="Pictures/10000201000004F90000026F5F895A439526A65B.png" xlink:type="simple" xlink:show="embed" xlink:actuate="onLoad">
            <text:p/>
          </draw:image>
        </draw:frame>
        <draw:frame draw:style-name="gr3" draw:text-style-name="P1" draw:layer="layout" svg:width="4.899cm" svg:height="25.219cm" svg:x="20.6cm" svg:y="2.7cm">
          <draw:image xlink:href="Pictures/100002010000046A000002CB4FD1992213D7C931.png" xlink:type="simple" xlink:show="embed" xlink:actuate="onLoad">
            <text:p text:style-name="P1"/>
            <text:p text:style-name="P1"/>
          </draw:image>
        </draw:frame>
        <draw:frame draw:style-name="gr4" draw:text-style-name="P1" draw:layer="layout" svg:width="4.809cm" svg:height="20.034cm" svg:x="32.791cm" svg:y="5.2cm">
          <draw:image xlink:href="Pictures/10000201000004630000023802154C2004E4B392.png" xlink:type="simple" xlink:show="embed" xlink:actuate="onLoad">
            <text:p/>
          </draw:image>
        </draw:frame>
        <draw:line draw:style-name="gr5" draw:text-style-name="P2" draw:layer="layout" svg:x1="4.5cm" svg:y1="12.7cm" svg:x2="11cm" svg:y2="25.6cm">
          <text:p/>
        </draw:line>
        <draw:line draw:style-name="gr5" draw:text-style-name="P2" draw:layer="layout" svg:x1="14cm" svg:y1="25.6cm" svg:x2="21.3cm" svg:y2="8.2cm">
          <text:p/>
        </draw:line>
        <draw:line draw:style-name="gr5" draw:text-style-name="P2" draw:layer="layout" svg:x1="25.2cm" svg:y1="8.3cm" svg:x2="33.3cm" svg:y2="9.8cm">
          <text:p/>
        </draw:line>
        <draw:line draw:style-name="gr6" draw:text-style-name="P2" draw:layer="layout" svg:x1="5.7cm" svg:y1="13.8cm" svg:x2="11.7cm" svg:y2="24.6cm">
          <text:p/>
        </draw:line>
        <draw:line draw:style-name="gr6" draw:text-style-name="P2" draw:layer="layout" svg:x1="13.7cm" svg:y1="24.5cm" svg:x2="21.1cm" svg:y2="7.3cm">
          <text:p/>
        </draw:line>
        <draw:line draw:style-name="gr6" draw:text-style-name="P2" draw:layer="layout" svg:x1="25cm" svg:y1="7.2cm" svg:x2="33.4cm" svg:y2="8.6cm">
          <text:p/>
        </draw:line>
        <draw:line draw:style-name="gr7" draw:text-style-name="P2" draw:layer="layout" svg:x1="5.6cm" svg:y1="11.8cm" svg:x2="10.6cm" svg:y2="8.5cm">
          <text:p/>
        </draw:line>
        <draw:line draw:style-name="gr7" draw:text-style-name="P2" draw:layer="layout" svg:x1="13.8cm" svg:y1="8.5cm" svg:x2="21.2cm" svg:y2="5.1cm">
          <text:p/>
        </draw:line>
        <draw:line draw:style-name="gr7" draw:text-style-name="P2" draw:layer="layout" svg:x1="25.4cm" svg:y1="5.2cm" svg:x2="33.6cm" svg:y2="6.6cm">
          <text:p/>
        </draw:line>
        <draw:line draw:style-name="gr8" draw:text-style-name="P2" draw:layer="layout" svg:x1="4.8cm" svg:y1="15cm" svg:x2="10.9cm" svg:y2="7.4cm">
          <text:p/>
        </draw:line>
        <draw:line draw:style-name="gr9" draw:text-style-name="P2" draw:layer="layout" svg:x1="13.8cm" svg:y1="13.7cm" svg:x2="21.5cm" svg:y2="21.1cm">
          <text:p/>
        </draw:line>
        <draw:line draw:style-name="gr10" draw:text-style-name="P2" draw:layer="layout" svg:x1="13.8cm" svg:y1="14.9cm" svg:x2="21.3cm" svg:y2="17.9cm">
          <text:p text:style-name="P1"/>
        </draw:line>
        <draw:line draw:style-name="gr11" draw:text-style-name="P2" draw:layer="layout" svg:x1="25.4cm" svg:y1="17.8cm" svg:x2="33.5cm" svg:y2="22.6cm">
          <text:p/>
        </draw:line>
        <draw:line draw:style-name="gr9" draw:text-style-name="P2" draw:layer="layout" svg:x1="13.9cm" svg:y1="18.1cm" svg:x2="20.8cm" svg:y2="23.2cm">
          <text:p/>
        </draw:line>
        <draw:line draw:style-name="gr12" draw:text-style-name="P2" draw:layer="layout" svg:x1="14cm" svg:y1="20.2cm" svg:x2="21cm" svg:y2="13.6cm">
          <text:p/>
        </draw:line>
        <draw:line draw:style-name="gr12" draw:text-style-name="P2" draw:layer="layout" svg:x1="25.2cm" svg:y1="13.6cm" svg:x2="33.2cm" svg:y2="15.1cm">
          <text:p/>
        </draw:line>
        <draw:line draw:style-name="gr13" draw:text-style-name="P2" draw:layer="layout" svg:x1="13.9cm" svg:y1="6.4cm" svg:x2="21.1cm" svg:y2="20cm">
          <text:p/>
        </draw:line>
        <draw:line draw:style-name="gr13" draw:text-style-name="P2" draw:layer="layout" svg:x1="25.3cm" svg:y1="20cm" svg:x2="33.4cm" svg:y2="19.2cm">
          <text:p/>
        </draw:line>
        <draw:line draw:style-name="gr14" draw:text-style-name="P2" draw:layer="layout" svg:x1="25.3cm" svg:y1="9.4cm" svg:x2="33.3cm" svg:y2="7.5cm">
          <text:p/>
        </draw:line>
        <draw:line draw:style-name="gr15" draw:text-style-name="P2" draw:layer="layout" svg:x1="25.2cm" svg:y1="14.8cm" svg:x2="33.2cm" svg:y2="16.2cm">
          <text:p/>
        </draw:line>
        <draw:line draw:style-name="gr9" draw:text-style-name="P2" draw:layer="layout" svg:x1="25.3cm" svg:y1="22.1cm" svg:x2="33.2cm" svg:y2="20.3cm">
          <text:p/>
        </draw:line>
        <draw:line draw:style-name="gr16" draw:text-style-name="P2" draw:layer="layout" svg:x1="24.9cm" svg:y1="27.5cm" svg:x2="33.2cm" svg:y2="24.5cm">
          <text:p/>
        </draw:line>
        <draw:line draw:style-name="gr17" draw:text-style-name="P2" draw:layer="layout" svg:x1="25.2cm" svg:y1="26.4cm" svg:x2="33.4cm" svg:y2="23.6cm">
          <text:p/>
        </draw:line>
        <draw:line draw:style-name="gr9" draw:text-style-name="P2" draw:layer="layout" svg:x1="25.2cm" svg:y1="18.8cm" svg:x2="33.3cm" svg:y2="18.2cm">
          <text:p/>
        </draw:line>
        <draw:line draw:style-name="gr9" draw:text-style-name="P2" draw:layer="layout" svg:x1="25.4cm" svg:y1="16.8cm" svg:x2="33.1cm" svg:y2="17.2cm">
          <text:p/>
        </draw:line>
        <draw:frame draw:style-name="gr1" draw:text-style-name="P1" draw:layer="layout" svg:width="16.059cm" svg:height="16.086cm" svg:x="1.341cm" svg:y="29.114cm">
          <draw:image xlink:href="Pictures/100002010000025F000002606225740CF5AC8FC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5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2T19:24:51.724215585</meta:creation-date>
    <dc:date>2019-06-13T04:32:29.059130687</dc:date>
    <meta:editing-duration>PT1M15S</meta:editing-duration>
    <meta:editing-cycles>1</meta:editing-cycles>
    <meta:document-statistic meta:object-count="30"/>
    <meta:generator>LibreOffice/6.0.7.3$Linux_X86_64 LibreOffice_project/00m0$Build-3</meta:generator>
  </office:meta>
</office:document-meta>
</file>